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3.45cm" fo:min-width="5.5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55cm" fo:min-width="1.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5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5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97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2.05cm" fo:min-width="5.9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85cm" fo:min-width="2.6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05cm" fo:min-width="5.8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65cm" fo:min-width="4.8cm"/>
      <style:paragraph-properties style:writing-mode="lr-tb"/>
    </style:style>
    <style:style style:name="gr11" style:family="graphic" style:parent-style-name="standard">
      <style:graphic-properties draw:fill-color="#dee7e5" draw:textarea-horizontal-align="justify" draw:textarea-vertical-align="middle" draw:auto-grow-height="false" fo:min-height="1.65cm" fo:min-width="1.7cm"/>
      <style:paragraph-properties style:writing-mode="lr-tb"/>
    </style:style>
    <style:style style:name="gr12" style:family="graphic" style:parent-style-name="standard">
      <style:graphic-properties draw:fill-color="#dee7e5" draw:textarea-horizontal-align="justify" draw:textarea-vertical-align="middle" draw:auto-grow-height="false" fo:min-height="1.65cm" fo:min-width="2.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5" style:family="graphic" style:parent-style-name="objectwithoutfill">
      <style:graphic-properties draw:stroke="solid" draw:stroke-dash="Dashed_20__28_var_29_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fill-color="#dee7e5" draw:textarea-horizontal-align="justify" draw:textarea-vertical-align="middle" draw:auto-grow-height="false" fo:min-height="1.65cm" fo:min-width="2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0" style:family="graphic" style:parent-style-name="objectwithoutfill">
      <style:graphic-properties draw:stroke="solid" draw:stroke-dash="Line_20_with_20_Fine_20_Dots" draw:marker-start="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3" style:family="graphic" style:parent-style-name="objectwithoutfill">
      <style:graphic-properties draw:stroke="dash" draw:stroke-dash="Long_20_Dot" draw:marker-end="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draw:stroke="dash" draw:stroke-dash="Long_20_Dot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3.7cm" svg:x="5.2cm" svg:y="16.1cm">
          <text:p text:style-name="P1"/>
          <text:p text:style-name="P1"/>
          <text:p text:style-name="P1"/>
          <text:p text:style-name="P1"/>
          <text:p text:style-name="P1">Smart meter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3cm" svg:height="1.8cm" svg:x="8.4cm" svg:y="16.7cm">
          <text:p text:style-name="P1">HWC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3cm" svg:height="1.8cm" svg:x="5.8cm" svg:y="16.7cm">
          <text:p text:style-name="P4"><text:span text:style-name="T1">Other</text:span><text:span text:style-name="T1"><text:line-break/></text:span><text:span text:style-name="T1">appliances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3cm" svg:height="1.5cm" svg:x="6.925cm" svg:y="14.5cm">
          <draw:text-box>
            <text:p text:style-name="P6"><text:span text:style-name="T1">Demand data</text:span></text:p>
          </draw:text-box>
        </draw:frame>
        <draw:custom-shape draw:style-name="gr4" draw:text-style-name="P8" xml:id="id15" draw:id="id15" draw:layer="layout" svg:width="5.9cm" svg:height="2.7cm" svg:x="5.25cm" svg:y="11.3cm">
          <text:p text:style-name="P8"><text:span text:style-name="T2">Household level</text:span><text:span text:style-name="T2"><text:line-break/></text:span><text:span text:style-name="T2">forecasting 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4" draw:id="id14" draw:layer="layout" svg:width="6cm" svg:height="2.1cm" svg:x="5.2cm" svg:y="7.4cm">
          <text:p text:style-name="P9"><text:span text:style-name="T3">Simple</text:span><text:span text:style-name="T3"><text:line-break/></text:span><text:span text:style-name="T3">physical model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97cm" svg:height="1.199cm" svg:x="8.303cm" svg:y="9.8cm">
          <draw:text-box>
            <text:p><text:span text:style-name="T1">Predicted</text:span><text:span text:style-name="T1"><text:line-break/></text:span><text:span text:style-name="T1">demand</text:span></text:p>
          </draw:text-box>
        </draw:frame>
        <draw:custom-shape draw:style-name="gr7" draw:text-style-name="P5" xml:id="id7" draw:id="id7" draw:layer="layout" svg:width="6.4cm" svg:height="2.3cm" svg:x="5cm" svg:y="2.4cm">
          <text:p text:style-name="P4"><text:span text:style-name="T1">Can the element be suppressed </text:span><text:span text:style-name="T1"><text:line-break/></text:span><text:span text:style-name="T1">over the next half hour without</text:span></text:p>
          <text:p text:style-name="P4"><text:span text:style-name="T1"><text:s/></text:span><text:span text:style-name="T1">causing the predicted hot water</text:span></text:p>
          <text:p text:style-name="P4"><text:span text:style-name="T1"><text:s/></text:span><text:span text:style-name="T1">volume to approach zero?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3.1cm" svg:height="2.1cm" svg:x="1.3cm" svg:y="6.3cm">
          <text:p text:style-name="P4"><text:span text:style-name="T1">Take no action.</text:span></text:p>
          <text:p text:style-name="P4"><text:span text:style-name="T1">HWC operates</text:span></text:p>
          <text:p text:style-name="P4"><text:span text:style-name="T1">as norma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6.3cm" svg:height="2.3cm" svg:x="13.6cm" svg:y="3.4cm">
          <text:p text:style-name="P4"><text:span text:style-name="T1">Aggregate all HWCs </text:span><text:span text:style-name="T1"><text:line-break/></text:span><text:span text:style-name="T1">that may be controlled </text:span><text:span text:style-name="T1"><text:line-break/></text:span><text:span text:style-name="T1">without impacting 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3" draw:id="id13" draw:layer="layout" svg:width="5.9cm" svg:height="2.7cm" svg:x="13.8cm" svg:y="7.1cm">
          <text:p text:style-name="P8"><text:span text:style-name="T2">Aggregate demand</text:span><text:span text:style-name="T2"><text:line-break/></text:span><text:span text:style-name="T2">forecasting 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5.3cm" svg:height="1.9cm" svg:x="14.1cm" svg:y="13.3cm">
          <text:p text:style-name="P4"><text:span text:style-name="T1">Determine cost-optimised</text:span></text:p>
          <text:p text:style-name="P4"><text:span text:style-name="T1">control scenari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" draw:id="id1" draw:layer="layout" svg:width="2.2cm" svg:height="1.9cm" svg:x="20.8cm" svg:y="6cm">
          <text:p text:style-name="P4"><text:span text:style-name="T1">IR market</text:span></text:p>
          <text:p text:style-name="P4"><text:span text:style-name="T1">pric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" draw:id="id3" draw:layer="layout" svg:width="2.2cm" svg:height="1.9cm" svg:x="23.3cm" svg:y="6cm">
          <text:p text:style-name="P4"><text:span text:style-name="T1">CPD</text:span></text:p>
          <text:p text:style-name="P4"><text:span text:style-name="T1">pri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2.7cm" svg:height="1.9cm" svg:x="25.7cm" svg:y="6cm">
          <text:p text:style-name="P4"><text:span text:style-name="T1">Spot market</text:span></text:p>
          <text:p text:style-name="P4"><text:span text:style-name="T1">price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1.9cm" svg:y1="7.9cm" svg:x2="19.4cm" svg:y2="14.25cm" draw:start-shape="id1" draw:start-glue-point="2" draw:end-shape="id2" draw:end-glue-point="1" svg:d="M21900 7900v6350h-2500" svg:viewBox="0 0 2501 6351">
          <text:p/>
        </draw:connector>
        <draw:connector draw:style-name="gr13" draw:text-style-name="P12" draw:layer="layout" svg:x1="24.4cm" svg:y1="7.9cm" svg:x2="19.4cm" svg:y2="14.25cm" draw:start-shape="id3" draw:start-glue-point="2" draw:end-shape="id2" draw:end-glue-point="1" svg:d="M24400 7900v6350h-5000" svg:viewBox="0 0 5001 6351">
          <text:p/>
        </draw:connector>
        <draw:connector draw:style-name="gr13" draw:text-style-name="P12" draw:layer="layout" svg:x1="27.05cm" svg:y1="7.9cm" svg:x2="19.4cm" svg:y2="14.25cm" draw:start-shape="id4" draw:start-glue-point="2" draw:end-shape="id2" draw:end-glue-point="1" svg:d="M27050 7900v6350h-7650" svg:viewBox="0 0 7651 6351">
          <text:p/>
        </draw:connector>
        <draw:frame draw:style-name="gr14" draw:text-style-name="P7" draw:layer="layout" svg:width="2.8cm" svg:height="2.1cm" svg:x="15.4cm" svg:y="17.5cm">
          <draw:text-box>
            <text:p text:style-name="P6"><text:span text:style-name="T1">Suppress elements as required</text:span></text:p>
          </draw:text-box>
        </draw:frame>
        <draw:connector draw:style-name="gr15" draw:text-style-name="P12" draw:layer="layout" svg:x1="16.75cm" svg:y1="15.2cm" svg:x2="10.7cm" svg:y2="17.6cm" draw:start-shape="id2" draw:start-glue-point="2" draw:end-shape="id5" draw:end-glue-point="1" svg:d="M16750 15200v2400h-6050" svg:viewBox="0 0 6051 2401">
          <text:p/>
        </draw:connector>
        <draw:line draw:style-name="gr13" draw:text-style-name="P12" draw:layer="layout" svg:x1="7cm" svg:y1="16.7cm" svg:x2="7cm" svg:y2="14.1cm">
          <text:p/>
        </draw:line>
        <draw:custom-shape draw:style-name="gr16" draw:text-style-name="P11" xml:id="id6" draw:id="id6" draw:layer="layout" svg:width="3cm" svg:height="1.9cm" svg:x="24.9cm" svg:y="15.2cm">
          <text:p text:style-name="P4"><text:span text:style-name="T1">Other relevant</text:span></text:p>
          <text:p text:style-name="P4"><text:span text:style-name="T1">contro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6.4cm" svg:y1="15.2cm" svg:x2="19.4cm" svg:y2="14.25cm" draw:start-shape="id6" draw:start-glue-point="0" draw:end-shape="id2" draw:end-glue-point="1" svg:d="M26400 15200v-950h-7000" svg:viewBox="0 0 7001 951">
          <text:p/>
        </draw:connector>
        <draw:line draw:style-name="gr13" draw:text-style-name="P12" draw:layer="layout" svg:x1="9.2cm" svg:y1="16.7cm" svg:x2="9.2cm" svg:y2="14cm">
          <text:p/>
        </draw:line>
        <draw:frame draw:style-name="gr17" draw:text-style-name="P10" draw:layer="layout" svg:width="2.297cm" svg:height="1.673cm" svg:x="8.203cm" svg:y="5.2cm">
          <draw:text-box>
            <text:p><text:span text:style-name="T1">Predicted</text:span><text:span text:style-name="T1"><text:line-break/></text:span><text:span text:style-name="T1">hot water</text:span></text:p>
            <text:p><text:span text:style-name="T1">volume</text:span></text:p>
          </draw:text-box>
        </draw:frame>
        <draw:connector draw:style-name="gr13" draw:text-style-name="P12" draw:layer="layout" svg:x1="5cm" svg:y1="3.55cm" svg:x2="2.85cm" svg:y2="6.3cm" draw:start-shape="id7" draw:start-glue-point="3" draw:end-shape="id8" draw:end-glue-point="0" svg:d="M5000 3550h-2150v2750" svg:viewBox="0 0 2151 2751">
          <text:p/>
        </draw:connector>
        <draw:frame draw:style-name="gr18" draw:text-style-name="P10" draw:layer="layout" svg:width="1.044cm" svg:height="0.725cm" svg:x="2.803cm" svg:y="3.627cm">
          <draw:text-box>
            <text:p><text:span text:style-name="T1">No</text:span></text:p>
          </draw:text-box>
        </draw:frame>
        <draw:connector draw:style-name="gr13" draw:text-style-name="P12" draw:layer="layout" svg:x1="11.4cm" svg:y1="3.55cm" svg:x2="13.6cm" svg:y2="4.55cm" draw:start-shape="id7" draw:start-glue-point="1" draw:end-shape="id9" draw:end-glue-point="3" svg:d="M11400 3550h1100v1000h1100" svg:viewBox="0 0 2201 1001">
          <text:p/>
        </draw:connector>
        <draw:frame draw:style-name="gr19" draw:text-style-name="P10" draw:layer="layout" svg:width="1.3cm" svg:height="0.9cm" svg:x="11.5cm" svg:y="3.6cm">
          <draw:text-box>
            <text:p><text:span text:style-name="T1">Yes</text:span></text:p>
          </draw:text-box>
        </draw:frame>
        <draw:line draw:style-name="gr13" draw:text-style-name="P12" xml:id="id10" draw:id="id10" draw:layer="layout" svg:x1="14.4cm" svg:y1="1.8cm" svg:x2="14.4cm" svg:y2="3.4cm">
          <text:p/>
        </draw:line>
        <draw:line draw:style-name="gr20" draw:text-style-name="P12" xml:id="id11" draw:id="id11" draw:layer="layout" svg:x1="16.7cm" svg:y1="1.8cm" svg:x2="16.7cm" svg:y2="3.4cm">
          <text:p/>
        </draw:line>
        <draw:line draw:style-name="gr13" draw:text-style-name="P12" xml:id="id12" draw:id="id12" draw:layer="layout" svg:x1="18.8cm" svg:y1="1.8cm" svg:x2="18.8cm" svg:y2="3.4cm">
          <text:p/>
        </draw:line>
        <draw:frame draw:style-name="gr21" draw:text-style-name="P10" draw:layer="layout" svg:width="1.3cm" svg:height="0.8cm" svg:x="13.25cm" svg:y="1.2cm">
          <draw:text-box>
            <text:p><text:span text:style-name="T1">Yes</text:span></text:p>
          </draw:text-box>
        </draw:frame>
        <draw:frame draw:style-name="gr19" draw:text-style-name="P10" draw:layer="layout" svg:width="1.3cm" svg:height="0.9cm" svg:x="15.5cm" svg:y="1.2cm">
          <draw:text-box>
            <text:p><text:span text:style-name="T1">Yes</text:span></text:p>
          </draw:text-box>
        </draw:frame>
        <draw:frame draw:style-name="gr22" draw:text-style-name="P10" draw:layer="layout" svg:width="1.3cm" svg:height="1cm" svg:x="18.5cm" svg:y="1cm">
          <draw:text-box>
            <text:p><text:span text:style-name="T1">Yes</text:span></text:p>
          </draw:text-box>
        </draw:frame>
        <draw:connector draw:style-name="gr23" draw:text-style-name="P12" draw:layer="layout" svg:x1="13.479cm" svg:y1="0.749cm" svg:x2="14.4cm" svg:y2="1.8cm" draw:end-shape="id10" draw:end-glue-point="0" svg:d="M13479 749v275h921v776" svg:viewBox="0 0 922 1052">
          <text:p/>
        </draw:connector>
        <draw:connector draw:style-name="gr23" draw:text-style-name="P12" draw:layer="layout" svg:x1="16.424cm" svg:y1="0.824cm" svg:x2="16.7cm" svg:y2="1.8cm" draw:end-shape="id11" draw:end-glue-point="0" svg:d="M16424 824v238h276v738" svg:viewBox="0 0 277 977">
          <text:p/>
        </draw:connector>
        <draw:connector draw:style-name="gr23" draw:text-style-name="P12" draw:layer="layout" svg:x1="19.869cm" svg:y1="0.874cm" svg:x2="18.8cm" svg:y2="1.8cm" draw:end-shape="id12" draw:end-glue-point="0" svg:d="M19869 874h-209v926h-860" svg:viewBox="0 0 1070 927">
          <text:p/>
        </draw:connector>
        <draw:connector draw:style-name="gr13" draw:text-style-name="P12" draw:layer="layout" svg:x1="16.75cm" svg:y1="5.7cm" svg:x2="16.75cm" svg:y2="7.1cm" draw:start-shape="id9" draw:start-glue-point="2" draw:end-shape="id13" draw:end-glue-point="0" svg:d="M16750 5700v1400" svg:viewBox="0 0 1 1401">
          <text:p/>
        </draw:connector>
        <draw:connector draw:style-name="gr13" draw:text-style-name="P12" draw:layer="layout" svg:x1="16.75cm" svg:y1="9.8cm" svg:x2="16.75cm" svg:y2="13.3cm" draw:start-shape="id13" draw:start-glue-point="2" draw:end-shape="id2" draw:end-glue-point="0" svg:d="M16750 9800v3500" svg:viewBox="0 0 1 3501">
          <text:p/>
        </draw:connector>
        <draw:frame draw:style-name="gr24" draw:text-style-name="P10" draw:layer="layout" svg:width="2.42cm" svg:height="1.673cm" svg:x="16.68cm" svg:y="10.627cm">
          <draw:text-box>
            <text:p><text:span text:style-name="T1">Predicted</text:span><text:span text:style-name="T1"><text:line-break/></text:span><text:span text:style-name="T1">aggregate</text:span><text:span text:style-name="T1"><text:line-break/></text:span><text:span text:style-name="T1">demand</text:span></text:p>
          </draw:text-box>
        </draw:frame>
        <draw:connector draw:style-name="gr13" draw:text-style-name="P12" draw:layer="layout" svg:x1="8.2cm" svg:y1="7.4cm" svg:x2="8.2cm" svg:y2="4.7cm" draw:start-shape="id14" draw:start-glue-point="0" draw:end-shape="id7" draw:end-glue-point="2" svg:d="M8200 7400v-2700" svg:viewBox="0 0 1 2701">
          <text:p/>
        </draw:connector>
        <draw:connector draw:style-name="gr13" draw:text-style-name="P12" draw:layer="layout" svg:x1="8.2cm" svg:y1="11.3cm" svg:x2="8.2cm" svg:y2="9.5cm" draw:start-shape="id15" draw:start-glue-point="0" draw:end-shape="id14" draw:end-glue-point="2" svg:d="M8200 11300v-1800" svg:viewBox="0 0 1 1801">
          <text:p/>
        </draw:connector>
        <draw:line draw:style-name="gr25" draw:text-style-name="P12" xml:id="id16" draw:id="id16" draw:layer="layout" svg:x1="17.9cm" svg:y1="15.2cm" svg:x2="17.9cm" svg:y2="17.6cm">
          <text:p/>
        </draw:line>
        <draw:line draw:style-name="gr25" draw:text-style-name="P12" xml:id="id17" draw:id="id17" draw:layer="layout" svg:x1="18.5cm" svg:y1="15.2cm" svg:x2="18.5cm" svg:y2="17.6cm">
          <text:p/>
        </draw:line>
        <draw:line draw:style-name="gr25" draw:text-style-name="P12" xml:id="id18" draw:id="id18" draw:layer="layout" svg:x1="19.1cm" svg:y1="15.2cm" svg:x2="19.1cm" svg:y2="17.6cm">
          <text:p/>
        </draw:line>
        <draw:connector draw:style-name="gr26" draw:text-style-name="P6" draw:layer="layout" svg:x1="17.9cm" svg:y1="17.6cm" svg:x2="17.922cm" svg:y2="19.969cm" draw:start-shape="id16" draw:start-glue-point="2" svg:d="M17900 17600v1435h22v934" svg:viewBox="0 0 23 2370">
          <text:p/>
        </draw:connector>
        <draw:connector draw:style-name="gr26" draw:text-style-name="P6" draw:layer="layout" svg:x1="18.5cm" svg:y1="17.6cm" svg:x2="18.522cm" svg:y2="20cm" draw:start-shape="id17" draw:start-glue-point="2" svg:d="M18500 17600v1451h22v949" svg:viewBox="0 0 23 2401">
          <text:p/>
        </draw:connector>
        <draw:connector draw:style-name="gr26" draw:text-style-name="P6" draw:layer="layout" svg:x1="19.1cm" svg:y1="17.6cm" svg:x2="19.17cm" svg:y2="20.044cm" draw:start-shape="id18" draw:start-glue-point="2" svg:d="M19100 17600v1473h70v971" svg:viewBox="0 0 71 24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06T15:33:01.350330217</meta:creation-date>
    <dc:date>2020-05-09T10:51:47.724189405</dc:date>
    <meta:editing-duration>PT6H20M31S</meta:editing-duration>
    <meta:editing-cycles>12</meta:editing-cycles>
    <meta:generator>LibreOffice/6.4.3.2$Linux_X86_64 LibreOffice_project/85aa6f776c6af63185291a519637a4f7af4e8a3b</meta:generator>
    <meta:document-statistic meta:object-count="49"/>
  </office:meta>
</office:document-meta>
</file>